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1b39e" officeooo:paragraph-rsid="0011b3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1b39e" officeooo:paragraph-rsid="0011b39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8ec5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aaa02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ec50" officeooo:paragraph-rsid="001aaa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c680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 Light" fo:font-weight="bold" officeooo:rsid="001aaa02" officeooo:paragraph-rsid="001aaa0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3pt" fo:font-weight="bold" officeooo:rsid="0011b39e" officeooo:paragraph-rsid="0011b39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11b39e" officeooo:paragraph-rsid="0011b39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weight="normal" officeooo:rsid="0018ec50" officeooo:paragraph-rsid="0018ec5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weight="normal" officeooo:rsid="0018ec50" officeooo:paragraph-rsid="0011b39e" style:font-weight-asian="normal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18ec50" officeooo:paragraph-rsid="001aaa0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 Light" fo:font-weight="normal" officeooo:rsid="001aaa02" officeooo:paragraph-rsid="001c680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 Light" fo:font-weight="normal" officeooo:rsid="001c680e" officeooo:paragraph-rsid="001c680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 Light" fo:font-size="6pt" fo:font-weight="bold" officeooo:rsid="0018ec50" officeooo:paragraph-rsid="0018ec50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6pt" fo:font-weight="bold" officeooo:rsid="0018ec50" officeooo:paragraph-rsid="001aaa02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 Light" fo:font-size="6pt" fo:font-weight="normal" officeooo:rsid="001c680e" officeooo:paragraph-rsid="001aaa02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808080" loext:opacity="100%" style:font-name="Calibri Light" fo:font-size="10pt" fo:font-weight="bold" officeooo:rsid="0018ec50" officeooo:paragraph-rsid="0018ec5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bold" officeooo:rsid="0018ec50" officeooo:paragraph-rsid="001aaa02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 Light" fo:font-weight="normal" officeooo:rsid="0018ec50" officeooo:paragraph-rsid="0011b39e" style:font-weight-asian="normal" style:font-weight-complex="normal"/>
    </style:style>
    <style:style style:name="P21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 Light" fo:font-weight="normal" officeooo:rsid="001aaa02" officeooo:paragraph-rsid="001aaa02" style:font-weight-asian="normal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1c680e" officeooo:paragraph-rsid="001aaa02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 Light" fo:font-weight="normal" officeooo:rsid="001c680e" officeooo:paragraph-rsid="001c680e" style:font-weight-asian="normal" style:font-weight-complex="normal"/>
    </style:style>
    <style:style style:name="P2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 Light" fo:font-weight="bold" officeooo:rsid="0018ec50" officeooo:paragraph-rsid="001aaa02" style:font-weight-asian="bold" style:font-weight-complex="bold"/>
    </style:style>
    <style:style style:name="P2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 Light" fo:font-weight="bold" officeooo:rsid="001c680e" officeooo:paragraph-rsid="001c680e" style:font-weight-asian="bold" style:font-weight-complex="bold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1pt" fo:font-weight="bold" officeooo:rsid="001c680e" officeooo:paragraph-rsid="001aaa02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bold" officeooo:rsid="001c680e" officeooo:paragraph-rsid="001aaa02" style:font-size-asian="11pt" style:font-weight-asian="bold" style:font-size-complex="11pt" style:font-weight-complex="bold"/>
    </style:style>
    <style:style style:name="P28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c50" style:font-weight-asian="normal" style:font-weight-complex="normal"/>
    </style:style>
    <style:style style:name="T3" style:family="text">
      <style:text-properties fo:font-weight="normal" officeooo:rsid="001aaa02" style:font-weight-asian="normal" style:font-weight-complex="normal"/>
    </style:style>
    <style:style style:name="T4" style:family="text">
      <style:text-properties fo:font-weight="normal" officeooo:rsid="001c680e" style:font-weight-asian="normal" style:font-weight-complex="normal"/>
    </style:style>
    <style:style style:name="T5" style:family="text">
      <style:text-properties officeooo:rsid="0018ec50"/>
    </style:style>
    <style:style style:name="T6" style:family="text">
      <style:text-properties style:font-name="Calibri Light" fo:font-weight="normal" officeooo:rsid="001c680e" style:font-weight-asian="normal" style:font-weight-complex="normal"/>
    </style:style>
    <style:style style:name="T7" style:family="text">
      <style:text-properties style:font-name="Calibri Light" fo:font-weight="normal" officeooo:rsid="001aaa02" style:font-weight-asian="normal" style:font-weight-complex="normal"/>
    </style:style>
    <style:style style:name="T8" style:family="text">
      <style:text-properties officeooo:rsid="001c680e"/>
    </style:style>
    <style:style style:name="T9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10" style:family="text">
      <style:text-properties officeooo:rsid="0022baa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s M<text:span text:style-name="T5">ySQL Workbench</text:span></text:p>
      <text:p text:style-name="P1"/>
      <text:p text:style-name="P10">Realiza las siguientes operaciones <text:span text:style-name="T8">e</text:span>n el editor de MySQL Workbench.</text:p>
      <text:p text:style-name="P9"/>
      <text:p text:style-name="P2">Ejercicio <text:span text:style-name="T5">1.- </text:span><text:span text:style-name="T2">Crea una base de datos de nombre CESUR.</text:span></text:p>
      <text:p text:style-name="P11"/>
      <text:p text:style-name="P11"><text:tab/><text:span text:style-name="T9">create database CESUR;</text:span></text:p>
      <text:p text:style-name="P11"/>
      <text:p text:style-name="P3">Ejercicio 2.-<text:span text:style-name="T1"> Crea una tabla de nombre ALUMNO dentro la base de datos CESUR. </text:span></text:p>
      <text:p text:style-name="P15"/>
      <text:p text:style-name="P5"><text:span text:style-name="T1">La tabla deberá contener con </text:span><text:span text:style-name="T3">siguientes </text:span><text:span text:style-name="T1">campos: </text:span></text:p>
      <text:list xml:id="list3653971896" text:style-name="L1">
        <text:list-item>
          <text:p text:style-name="P24"><text:span text:style-name="T1">DNI: </text:span><text:span text:style-name="T3">contenido de tipo caracteres (máximo 9 caracteres)</text:span></text:p>
        </text:list-item>
        <text:list-item>
          <text:p text:style-name="P24"><text:span text:style-name="T1">Nombre: </text:span><text:span text:style-name="T3">contenido de tipo caracteres (máximo 15 caracteres)</text:span></text:p>
        </text:list-item>
        <text:list-item>
          <text:p text:style-name="P24"><text:span text:style-name="T1">Apellido: </text:span><text:span text:style-name="T3">contenido de tipo caracteres (máximo 20 caracteres)</text:span></text:p>
        </text:list-item>
        <text:list-item>
          <text:p text:style-name="P24"><text:span text:style-name="T1">Edad: </text:span><text:span text:style-name="T3">contenido de tipo numérico</text:span></text:p>
          <text:p text:style-name="P21"/>
        </text:list-item>
      </text:list>
      <text:p text:style-name="P12">*DNI será el identificador de la tabla ALUMNO</text:p>
      <text:p text:style-name="P12"/>
      <text:p text:style-name="P19">CREATE TABLE CESUR . ALUMNO(<text:line-break/><text:tab/>DNI <text:s/>varchar(9) NOT NULL,<text:line-break/><text:tab/>nombre varchar(15), <text:line-break/><text:tab/>apellido varchar(20), <text:line-break/><text:tab/>edad INT,<text:line-break/><text:tab/>PRIMARY KEY(DNI)<text:line-break/><text:tab/>);</text:p>
      <text:p text:style-name="P18"/>
      <text:p text:style-name="P4">Ejercicio <text:span text:style-name="T8">3</text:span>.-<text:span text:style-name="T1"> Crea una tabla de nombre </text:span><text:span text:style-name="T4">GRADO</text:span><text:span text:style-name="T1"> dentro la base de datos CESUR. </text:span></text:p>
      <text:p text:style-name="P16"/>
      <text:p text:style-name="P5"><text:span text:style-name="T1">La tabla deberá contener con </text:span><text:span text:style-name="T3">siguientes </text:span><text:span text:style-name="T1">campos: </text:span></text:p>
      <text:list xml:id="list105208675399523" text:continue-numbering="true" text:style-name="L1">
        <text:list-item>
          <text:p text:style-name="P24"><text:span text:style-name="T3">ID</text:span><text:span text:style-name="T1">: </text:span><text:span text:style-name="T3">contenido de tipo numérico</text:span></text:p>
        </text:list-item>
        <text:list-item>
          <text:p text:style-name="P24"><text:span text:style-name="T1">Nombre: </text:span><text:span text:style-name="T3">contenido de tipo caracteres (máximo 15 caracteres)</text:span></text:p>
        </text:list-item>
        <text:list-item>
          <text:p text:style-name="P25"><text:span text:style-name="T3">H</text:span><text:span text:style-name="T1">oras: </text:span><text:span text:style-name="T3">contenido de tipo numérico</text:span></text:p>
          <text:p text:style-name="P21"/>
        </text:list-item>
      </text:list>
      <text:p text:style-name="P5"><text:span text:style-name="T1">*</text:span><text:span text:style-name="T4">ID</text:span><text:span text:style-name="T1"> será el identificador de la tabla </text:span><text:span text:style-name="T4">GRADO</text:span></text:p>
      <text:p text:style-name="P22"/>
      <text:p text:style-name="P27">CREATE TABLE CESUR . GRADO(<text:line-break/><text:tab/>ID INT NOT NULL,<text:line-break/><text:tab/>nombre varchar(15), <text:line-break/><text:tab/>horas INT,<text:line-break/><text:tab/>PRIMARY KEY(ID)<text:line-break/><text:tab/>);</text:p>
      <text:p text:style-name="P3"/>
      <text:p text:style-name="P6">Ejercicio <text:span text:style-name="T8">4</text:span>.- <text:span text:style-name="T1">Añade 5 filas de datos a la tabla ALUMNO </text:span><text:span text:style-name="T4">y otras </text:span><text:span text:style-name="T1">5 filas de datos a la tabla </text:span><text:span text:style-name="T4">GRADO</text:span><text:span text:style-name="T1">.</text:span></text:p>
      <text:p text:style-name="P10"><text:tab/></text:p>
      <text:p text:style-name="P10"><text:tab/><text:span text:style-name="T9">INSERT INTO CESUR . ALUMNO (DNI, nombre, apellido, edad)<text:line-break/><text:tab/><text:tab/>values ('44566835T', 'jon', 'zamora', 32),<text:line-break/><text:tab/><text:tab/><text:tab/>('44576835T', 'manuel', 'fernandez', 22),<text:line-break/> <text:s text:c="7"/><text:tab/><text:tab/><text:tab/>('43466835T', 'lorena', 'aleman', 20),<text:line-break/> <text:s text:c="6"/><text:tab/><text:tab/><text:tab/>('42166835T', 'pepe', 'gavilan', 18),<text:line-break/> <text:s text:c="6"/><text:tab/><text:tab/><text:tab/>('41166835T', 'celia', 'flores', 40)<text:line-break/><text:tab/><text:tab/>;<text:line-break/> <text:s text:c="7"/><text:line-break/><text:tab/>INSERT INTO CESUR . GRADO (ID, nombre, horas)<text:line-break/><text:tab/><text:tab/>values (001, 'DAM1', 430),<text:line-break/></text:span><text:soft-page-break/><text:span text:style-name="T9"><text:tab/><text:tab/><text:tab/>(002, 'DAW2', <text:s/>300),<text:line-break/> <text:s text:c="7"/><text:tab/><text:tab/><text:tab/>(003, 'ASIR1', <text:s/>500),<text:line-break/> <text:s text:c="6"/><text:tab/><text:tab/><text:tab/>(004, 'SMR1', 300),<text:line-break/> <text:s text:c="6"/><text:tab/><text:tab/><text:tab/>(005, 'SMR2', 270)<text:line-break/><text:tab/><text:tab/>;</text:span></text:p>
      <text:p text:style-name="P10"/>
      <text:p text:style-name="P7"/>
      <text:p text:style-name="P7"/>
      <text:p text:style-name="P7">Ejercicio <text:span text:style-name="T8">5</text:span>.- <text:span text:style-name="T1">Añade una nueva columna de datos a la tabla ALUMNO de nombre </text:span><text:span text:style-name="T4">Grado.</text:span></text:p>
      <text:p text:style-name="P17"/>
      <text:p text:style-name="P14"><text:tab/>El campo Grado debe tener las siguiente características:</text:p>
      <text:list xml:id="list990742355" text:style-name="L2">
        <text:list-item>
          <text:p text:style-name="P28"><text:span text:style-name="T6">Grado tendrá c</text:span><text:span text:style-name="T7">ontenido de tipo numérico</text:span></text:p>
        </text:list-item>
        <text:list-item>
          <text:p text:style-name="P23">Grado será clave foránea de la tabla ALUMNO, exportada de la tabla GRADO</text:p>
        </text:list-item>
      </text:list>
      <text:p text:style-name="P14"><text:tab/><text:tab/></text:p>
      <text:p text:style-name="P13"><text:tab/></text:p>
      <text:p text:style-name="P26"><text:tab/>ALTER TABLE CESUR . ALUMNO<text:line-break/> <text:s text:c="3"/><text:tab/><text:tab/>ADD COLUMN <text:span text:style-name="T10">grado</text:span> int NOT NULL default 001,<text:line-break/> <text:s text:c="3"/><text:tab/><text:tab/>ADD CONSTRAINT `fk_id_grado` FOREIGN KEY (<text:span text:style-name="T10">g</text:span>rado)<text:line-break/> <text:s text:c="7"/><text:tab/><text:tab/>REFERENCES GRADO (id); <text:s/></text:p>
      <text:p text:style-name="P10"/>
      <text:p text:style-name="P10"/>
      <text:p text:style-name="P10"/>
      <text:p text:style-name="P10"/>
      <text:p text:style-name="P11"/>
      <text:p text:style-name="P11"/>
      <text:p text:style-name="P9"/>
      <text:p text:style-name="P2"/>
      <text:p text:style-name="P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3:33:31.929000000</meta:creation-date>
    <dc:date>2022-11-03T10:52:06.408000000</dc:date>
    <meta:editing-duration>PT32M56S</meta:editing-duration>
    <meta:editing-cycles>7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31" meta:word-count="317" meta:character-count="2097" meta:non-whitespace-character-count="1678"/>
  </office:meta>
</office:document-meta>
</file>